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219" officeooo:paragraph-rsid="0015a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9:42:02.458689308</meta:creation-date>
    <dc:date>2021-11-11T19:42:53.597053610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6.2$Linux_X86_64 LibreOffice_project/00$Build-2</meta:generator>
  </office:meta>
</office:document-meta>
</file>